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10" style:family="table-cell" style:parent-style-name="Default" style:data-style-name="N13"/>
    <style:style style:name="ce11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4" style:family="table-cell" style:parent-style-name="Default" style:data-style-name="N1"/>
    <style:style style:name="ce15" style:family="table-cell" style:parent-style-name="Default" style:data-style-name="N36"/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20" style:family="table-cell" style:parent-style-name="Pourcentage" style:data-style-name="N13"/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2"/>
    <style:style style:name="ce23" style:family="table-cell" style:parent-style-name="Default" style:data-style-name="N37"/>
    <style:style style:name="ce24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4.8695833333333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24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8"/>
          <table:table-cell table:number-columns-repeated="16380" table:style-name="ce1"/>
        </table:table-row>
        <table:table-row table:style-name="ro1">
          <table:table-cell office:value-type="string" table:style-name="ce9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25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9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9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25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9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9">
            <text:p>Iout max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9">
            <text:p>Rendement</text:p>
          </table:table-cell>
          <table:table-cell office:value-type="percentage" office:value="0.92" table:style-name="ce10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0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9">
            <text:p>ResADC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sw</text:p>
          </table:table-cell>
          <table:table-cell office:value-type="float" office:value="75" table:style-name="ce1">
            <text:p>75</text:p>
          </table:table-cell>
          <table:table-cell office:value-type="string" table:style-name="ce3">
            <text:p>kHz</text:p>
          </table:table-cell>
          <table:table-cell office:value-type="string" table:style-name="ce3">
            <text:p>Fréquence de découpage du MO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8"/>
          <table:table-cell table:number-columns-repeated="16380"/>
        </table:table-row>
        <table:table-row table:style-name="ro1">
          <table:table-cell office:value-type="string" table:style-name="ce11">
            <text:p>Vin max</text:p>
          </table:table-cell>
          <table:table-cell office:value-type="float" office:value="55.000000000000007" table:formula="of:=[.B7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Divider ratio</text:p>
          </table:table-cell>
          <table:table-cell office:value-type="float" office:value="16.666666666666671" table:formula="of:=[.B22]/[.B24]" table:style-name="ce14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tot</text:p>
          </table:table-cell>
          <table:table-cell office:value-type="float" office:value="110.00000000000001" table:formula="of:=[.B22]/[.B23]*1000" table:style-name="ce1">
            <text:p>11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2</text:p>
          </table:table-cell>
          <table:table-cell office:value-type="float" office:value="103.40000000000002" table:formula="of:=[.B26]-[.B28]" table:style-name="ce1">
            <text:p>103,4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1</text:p>
          </table:table-cell>
          <table:table-cell office:value-type="float" office:value="6.5999999999999988" table:formula="of:=[.B26]/[.B25]" table:style-name="ce15">
            <text:p>6,6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number-columns-spanned="1" table:number-rows-spanned="2" table:style-name="ce25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2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3">
            <text:p>Vin max</text:p>
          </table:table-cell>
          <table:table-cell office:value-type="float" office:value="56.525806451612901" table:formula="of:=[.B24]*([.B29]+[.B30])/[.B30]" table:style-name="ce15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diss</text:p>
          </table:table-cell>
          <table:table-cell office:value-type="float" office:value="30.086316337148801" table:formula="of:=[.B31]*[.B31]/([.B30]+[.B29])" table:style-name="ce14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NbcountsADC</text:p>
          </table:table-cell>
          <table:table-cell office:value-type="float" office:value="1024" table:formula="of:=2^[.B17]" table:style-name="ce1">
            <text:p>102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55.200982862903224" table:formula="of:=[.B31]/[.B33]*1000" table:style-name="ce14">
            <text:p>55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Mesure couran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8"/>
          <table:table-cell table:number-columns-repeated="16380"/>
        </table:table-row>
        <table:table-row table:style-name="ro1">
          <table:table-cell office:value-type="string" table:style-name="ce13">
            <text:p>I max</text:p>
          </table:table-cell>
          <table:table-cell office:value-type="float" office:value="10" table:formula="of:=[.B13]*10/9" table:style-name="ce1">
            <text:p>10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shunt</text:p>
          </table:table-cell>
          <table:table-cell office:value-type="float" office:value="5" table:style-name="ce1">
            <text:p>5</text:p>
          </table:table-cell>
          <table:table-cell office:value-type="string" table:style-name="ce16">
            <text:p>m<text:span text:style-name="T3">Ω</text:span>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Vshunt</text:p>
          </table:table-cell>
          <table:table-cell office:value-type="float" office:value="50" table:formula="of:=[.B40]*[.B39]" table:style-name="ce14">
            <text:p>5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shunt</text:p>
          </table:table-cell>
          <table:table-cell office:value-type="float" office:value="500" table:formula="of:=[.B41]*[.B39]" table:style-name="ce14">
            <text:p>500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Amp gain max</text:p>
          </table:table-cell>
          <table:table-cell office:value-type="float" office:value="66" table:formula="of:=3.3/[.B41]*1000" table:style-name="ce1">
            <text:p>66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Amp gain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Vmeas max</text:p>
          </table:table-cell>
          <table:table-cell office:value-type="float" office:value="3" table:formula="of:=[.B44]*[.B41]/1000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10.7421875" table:formula="of:=[.B24]/[.B33]*([.B39]/[.B45])*1000" table:style-name="ce15">
            <text:p>10,7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17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office:value-type="string" table:style-name="ce18">
            <text:p><text:span text:style-name="T4">Δ</text:span>I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dans l'inductance max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n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9">
            <text:p>Vout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8">
            <text:p>Ton</text:p>
          </table:table-cell>
          <table:table-cell office:value-type="float" office:value="8.8888888888888893" table:formula="of:=([.B56])*1/([.B18]/1000)" table:style-name="ce1">
            <text:p>8,888888889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N du MO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Toff</text:p>
          </table:table-cell>
          <table:table-cell office:value-type="float" office:value="4.4444444444444446" table:formula="of:=1/[.B18]*1000-[.B54]" table:style-name="ce1">
            <text:p>4,444444444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FF du MO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DutyCycle</text:p>
          </table:table-cell>
          <table:table-cell office:value-type="percentage" office:value="0.66666666666666663" table:formula="of:=[.B53]/[.B52]" table:style-name="ce20">
            <text:p>67%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8">
            <text:p>Lmin</text:p>
          </table:table-cell>
          <table:table-cell office:value-type="float" office:value="106.66666666666667" table:formula="of:=(([.B52]-[.B53])/([.B51]/1000))*[.B54]" table:style-name="ce1">
            <text:p>106,6666667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9">
            <text:p>L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9">
            <text:p>Lmax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office:value-type="string" table:style-name="ce3">
            <text:p>On veux une inductance de maximum 200µH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ΔI</text:p>
          </table:table-cell>
          <table:table-cell office:value-type="float" office:value="533.33333333333337" table:formula="of:=(([.B52]-[.B53])/[.B59]*1000)*[.B54]" table:style-name="ce1">
            <text:p>533,3333333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réelle<text:s/></text:p>
          </table:table-cell>
          <table:table-cell table:number-columns-repeated="16380"/>
        </table:table-row>
        <table:table-row table:number-rows-repeated="2" table:style-name="ro1">
          <table:table-cell table:style-name="ce17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17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Cin</text:p>
          </table:table-cell>
          <table:covered-table-cell table:number-columns-repeated="3"/>
          <table:table-cell table:number-columns-repeated="16380"/>
        </table:table-row>
        <table:table-row table:number-rows-repeated="7" table:style-name="ro2">
          <table:table-cell table:number-columns-repeated="4" table:style-name="ce8"/>
          <table:table-cell table:number-columns-repeated="16380"/>
        </table:table-row>
        <table:table-row table:style-name="ro3">
          <table:table-cell table:number-columns-repeated="4" table:style-name="ce8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Cou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3" table:style-name="ce8"/>
          <table:table-cell office:value-type="string" table:style-name="ce3">
            <text:p>Cout compris entre 1 et 22 µF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8">
            <text:p>Δ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8">
            <text:p>C</text:p>
          </table:table-cell>
          <table:table-cell office:value-type="float" office:value="3.5555555555555562" table:formula="of:=[.B61]*(1/[.B18])*0.5/[.B77]" table:style-name="ce1">
            <text:p>3,555555556</text:p>
          </table:table-cell>
          <table:table-cell office:value-type="string" table:style-name="ce1">
            <text:p>µ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9">
            <text:p>C</text:p>
          </table:table-cell>
          <table:table-cell office:value-type="float" office:value="4.7" table:style-name="ce1">
            <text:p>4,7</text:p>
          </table:table-cell>
          <table:table-cell office:value-type="string" table:style-name="ce1">
            <text:p>µF</text:p>
          </table:table-cell>
          <table:table-cell office:value-type="string" table:style-name="ce3">
            <text:p>Prendre en compte le courant RMS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R C choisi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Ω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9">
            <text:p>Δvout réel</text:p>
          </table:table-cell>
          <table:table-cell office:value-type="float" office:value="1.0231678486997635" table:formula="of:=([.B61]/1000)*[.B80]+(([.B61]/1000)*(1/[.B18])*0.5)/([.B79]/1000)" table:style-name="ce1">
            <text:p>1,023167849</text:p>
          </table:table-cell>
          <table:table-cell office:value-type="string" table:style-name="ce1">
            <text:p>V</text:p>
          </table:table-cell>
          <table:table-cell office:value-type="string" table:style-name="ce3">
            <text:p>ΔI*ESRC+(ΔI*(1/Fsw)*0,5)/C</text:p>
          </table:table-cell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MO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1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table:style-name="ce21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style-name="ce7">
            <text:p>Diode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table:style-name="ce21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style-name="ce7">
            <text:p>Pertes statiques</text:p>
          </table:table-cell>
          <table:table-cell table:number-columns-repeated="3" table:style-name="ce7"/>
          <table:table-cell table:number-columns-repeated="16380"/>
        </table:table-row>
        <table:table-row table:style-name="ro1">
          <table:table-cell office:value-type="string" table:style-name="ce13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Vdrop*iout*toff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Iout*ton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Current sense</text:p>
          </table:table-cell>
          <table:table-cell office:value-type="float" office:value="0.5" table:formula="of:=[.B42]/1000" table:style-name="ce22">
            <text:p>0,5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Voltage sense</text:p>
          </table:table-cell>
          <table:table-cell office:value-type="float" office:value="6.0172632674297601E-2" table:formula="of:=2*[.B32]/1000" table:style-name="ce22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onso µ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Total static</text:p>
          </table:table-cell>
          <table:table-cell office:value-type="float" office:value="0.56017263267429762" table:formula="of:=SUM([.B90:.B96])" table:style-name="ce22">
            <text:p>0,56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Static Eff</text:p>
          </table:table-cell>
          <table:table-cell office:value-type="percentage" office:value="0.99720695976015017" table:formula="of:=[.B10]/([.B98]+[.B10])" table:style-name="ce23">
            <text:p>99,7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style-name="ce7">
            <text:p>Pertes dynamiques</text:p>
          </table:table-cell>
          <table:table-cell table:number-columns-repeated="3" table:style-name="ce7"/>
          <table:table-cell table:number-columns-repeated="16380"/>
        </table:table-row>
        <table:table-row table:style-name="ro4">
          <table:table-cell office:value-type="string" table:style-name="ce13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Total dyn</text:p>
          </table:table-cell>
          <table:table-cell office:value-type="float" office:value="0" table:formula="of:=SUM([.B103:.B105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loss</text:p>
          </table:table-cell>
          <table:table-cell office:value-type="float" office:value="0.56017263267429762" table:formula="of:=[.B107]+[.B98]" table:style-name="ce22">
            <text:p>0,5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eff</text:p>
          </table:table-cell>
          <table:table-cell office:value-type="percentage" office:value="0.99720695976015017" table:formula="of:=[.B10]/([.B108]+[.B10])" table:style-name="ce23">
            <text:p>99,7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048465" table:style-name="ro5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urcentage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User</dc:creator>
    <meta:creation-date>2020-10-07T15:59:49Z</meta:creation-date>
    <dc:date>2020-10-30T18:05:42Z</dc:date>
    <meta:editing-cycles>12</meta:editing-cycles>
    <meta:editing-duration>PT0S</meta:editing-duration>
  </office:meta>
</office:document-meta>
</file>